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2cm" svg:height="1.524cm" svg:x="1.116cm" svg:y="1.524cm">
          <text:p text:style-name="P2">Hadoop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18cm" svg:height="1.524cm" svg:x="8.816cm" svg:y="1.524cm">
          <text:p text:style-name="P2">MPI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2cm" svg:height="0.462cm" svg:x="13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4.076cm" svg:y1="3.048cm" svg:x2="7.529cm" svg:y2="7.824cm" draw:start-shape="id1" draw:start-glue-point="2" draw:end-shape="id2" draw:end-glue-point="0" svg:d="M4076 3048l3453 4776" svg:viewBox="0 0 3454 4777">
          <text:p/>
        </draw:connector>
        <draw:frame draw:style-name="gr5" draw:text-style-name="P5" draw:layer="layout" svg:width="2.032cm" svg:height="0.886cm" svg:x="12.932cm" svg:y="1.524cm">
          <draw:text-box>
            <text:p><text:span text:style-name="T4">(R=1)</text:span></text:p>
          </draw:text-box>
        </draw:frame>
        <draw:frame draw:style-name="gr5" draw:text-style-name="P5" draw:layer="layout" svg:width="2.118cm" svg:height="0.886cm" svg:x="5.226cm" svg:y="1.5cm">
          <draw:text-box>
            <text:p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onnector draw:style-name="gr11" draw:text-style-name="P2" draw:layer="layout" draw:type="line" svg:x1="11.775cm" svg:y1="3.048cm" svg:x2="7.529cm" svg:y2="7.824cm" draw:start-shape="id3" draw:start-glue-point="2" draw:end-shape="id2" draw:end-glue-point="0" svg:d="M11775 3048l-4246 4776" svg:viewBox="0 0 4247 4777">
          <text:p/>
        </draw:connector>
        <draw:connector draw:style-name="gr11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2" draw:text-style-name="P2" draw:layer="layout" svg:width="0.762cm" svg:height="0.762cm" svg:x="10.0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3" draw:text-style-name="P2" draw:layer="layout" svg:width="0.762cm" svg:height="0.762cm" svg:x="5.7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2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1.778cm" svg:height="0.962cm" svg:x="25.568cm" svg:y="1.469cm">
          <draw:text-box>
            <text:p><text:span text:style-name="T5">job1</text:span></text:p>
          </draw:text-box>
        </draw:frame>
        <draw:custom-shape draw:style-name="gr13" draw:text-style-name="P2" draw:layer="layout" svg:width="0.762cm" svg:height="0.762cm" svg:x="24.8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762cm" svg:height="0.762cm" svg:x="24.8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1" draw:layer="layout" svg:width="1.152cm" svg:height="0.462cm" svg:x="11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4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4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4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4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3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762cm" svg:height="0.762cm" svg:x="4.8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0.762cm" svg:height="0.762cm" svg:x="24.8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778cm" svg:height="0.962cm" svg:x="25.568cm" svg:y="2.67cm">
          <draw:text-box>
            <text:p><text:span text:style-name="T5">job2</text:span></text:p>
          </draw:text-box>
        </draw:frame>
        <draw:frame draw:style-name="gr5" draw:text-style-name="P6" draw:layer="layout" svg:width="1.778cm" svg:height="0.962cm" svg:x="25.568cm" svg:y="3.77cm">
          <draw:text-box>
            <text:p><text:span text:style-name="T5">job3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3T03:30:27.706236277</dc:date>
    <meta:editing-duration>PT2H56M14S</meta:editing-duration>
    <meta:editing-cycles>84</meta:editing-cycles>
    <meta:generator>LibreOffice/4.2.8.2$Linux_X86_64 LibreOffice_project/420m0$Build-2</meta:generator>
    <meta:document-statistic meta:object-count="83"/>
  </office:meta>
</office:document-meta>
</file>